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text-properties style:font-name="Helvetica Neue" fo:font-size="10pt" style:font-size-asian="10pt" style:font-size-complex="10pt"/>
    </style:style>
    <style:style style:name="P2" style:family="paragraph" style:parent-style-name="Standard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3" style:family="paragraph" style:parent-style-name="Standard">
      <style:text-properties fo:color="#000000" style:text-outline="false" style:font-name="HelveticaNeue" fo:font-size="11pt" fo:letter-spacing="normal" style:text-underline-style="none" fo:font-weight="normal" officeooo:paragraph-rsid="0008a606" style:letter-kerning="false" style:font-size-asian="11pt" style:font-weight-asian="normal"/>
    </style:style>
    <style:style style:name="P4" style:family="paragraph" style:parent-style-name="Standard">
      <style:text-properties fo:color="#000000" style:text-outline="false" style:font-name="HelveticaNeue" fo:font-size="11pt" fo:letter-spacing="normal" style:text-underline-style="none" fo:font-weight="normal" officeooo:rsid="0008a606" officeooo:paragraph-rsid="0008a606" style:letter-kerning="false" style:font-size-asian="11pt" style:font-weight-asian="normal"/>
    </style:style>
    <style:style style:name="P5" style:family="paragraph" style:parent-style-name="Standard">
      <style:text-properties fo:color="#000000" style:text-outline="false" style:font-name="HelveticaNeue" fo:font-size="11pt" fo:letter-spacing="normal" style:text-underline-style="none" fo:font-weight="normal" officeooo:rsid="0008a606" officeooo:paragraph-rsid="0008a606" style:letter-kerning="false" style:font-size-asian="11pt" style:font-weight-asian="normal" style:font-weight-complex="normal"/>
    </style:style>
    <style:style style:name="P6" style:family="paragraph" style:parent-style-name="Standard">
      <style:text-properties fo:color="#000000" style:text-outline="false" style:font-name="HelveticaNeue-Bold" fo:font-size="11pt" fo:letter-spacing="normal" style:text-underline-style="solid" style:text-underline-width="auto" style:text-underline-color="font-color" fo:font-weight="bold" style:letter-kerning="false" style:font-size-asian="11pt" style:font-weight-asian="bold"/>
    </style:style>
    <style:style style:name="P7" style:family="paragraph" style:parent-style-name="Standard">
      <style:text-properties fo:color="#000000" style:text-outline="false" style:font-name="HelveticaNeue-Bold" fo:font-size="11pt" fo:letter-spacing="normal" style:text-underline-style="none" fo:font-weight="bold" style:letter-kerning="false" style:font-size-asian="11pt" style:font-weight-asian="bold"/>
    </style:style>
    <style:style style:name="P8" style:family="paragraph" style:parent-style-name="Standard">
      <style:text-properties fo:color="#000000" style:text-outline="false" style:font-name="HelveticaNeue-Bold" fo:font-size="11pt" fo:letter-spacing="normal" style:text-underline-style="none" fo:font-weight="bold" officeooo:paragraph-rsid="0008a606" style:letter-kerning="false" style:font-size-asian="11pt" style:font-weight-asian="bold"/>
    </style:style>
    <style:style style:name="P9" style:family="paragraph" style:parent-style-name="Standard">
      <style:text-properties fo:color="#000000" style:text-outline="false" style:font-name="HelveticaNeue-Bold" fo:font-size="11pt" fo:letter-spacing="normal" style:text-underline-style="none" fo:font-weight="bold" officeooo:rsid="0008a606" officeooo:paragraph-rsid="0008a606" style:letter-kerning="false" style:font-size-asian="11pt" style:font-weight-asian="bold"/>
    </style:style>
    <style:style style:name="P10" style:family="paragraph" style:parent-style-name="Standard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462ed" style:letter-kerning="false" style:font-size-asian="11pt" style:font-weight-asian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rsid="000b6e53" officeooo:paragraph-rsid="000b6e53" style:letter-kerning="false" style:font-size-asian="11pt" style:font-weight-asian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rsid="000bcade" officeooo:paragraph-rsid="000bcade" style:letter-kerning="false" style:font-size-asian="11pt" style:font-weight-asian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bold" officeooo:rsid="000bcade" officeooo:paragraph-rsid="000bcade" style:letter-kerning="false" style:font-size-asian="11pt" style:font-weight-asian="bold" style:font-weight-complex="bold"/>
    </style:style>
    <style:style style:name="P14" style:family="paragraph" style:parent-style-name="Standard" style:list-style-name="WWNum1">
      <style:paragraph-properties fo:text-align="start" style:justify-single-word="false">
        <style:tab-stops>
          <style:tab-stop style:position="0.318cm"/>
          <style:tab-stop style:position="0.635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15" style:family="paragraph" style:parent-style-name="Standard" style:list-style-name="WWNum1">
      <style:paragraph-properties>
        <style:tab-stops>
          <style:tab-stop style:position="0.635cm"/>
          <style:tab-stop style:position="0.953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16" style:family="paragraph" style:parent-style-name="Standard" style:list-style-name="WWNum1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P17" style:family="paragraph" style:parent-style-name="Standard" style:list-style-name="WWNum1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a785b" style:letter-kerning="false" style:font-size-asian="11pt" style:font-weight-asian="normal"/>
    </style:style>
    <style:style style:name="P18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paragraph-rsid="000462ed" style:letter-kerning="false" style:font-size-asian="11pt" style:font-weight-asian="normal"/>
    </style:style>
    <style:style style:name="P19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rsid="000b6e53" officeooo:paragraph-rsid="000b6e53" style:letter-kerning="false" style:font-size-asian="11pt" style:font-weight-asian="normal"/>
    </style:style>
    <style:style style:name="P20" style:family="paragraph" style:parent-style-name="Standard" style:list-style-name="WWNum2">
      <style:paragraph-properties fo:margin-left="0.318cm" fo:margin-right="0cm" fo:text-indent="-0.318cm" style:auto-text-indent="false">
        <style:tab-stops>
          <style:tab-stop style:position="0.035cm"/>
          <style:tab-stop style:position="0.318cm"/>
        </style:tab-stops>
      </style:paragraph-properties>
      <style:text-properties officeooo:paragraph-rsid="000462ed"/>
    </style:style>
    <style:style style:name="P21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0.035cm"/>
          <style:tab-stop style:position="0.318cm"/>
        </style:tab-stops>
      </style:paragraph-properties>
      <style:text-properties fo:color="#000000" style:text-outline="false" style:font-name="HelveticaNeue" fo:font-size="11pt" fo:letter-spacing="normal" style:text-underline-style="none" fo:font-weight="normal" officeooo:rsid="000b6e53" officeooo:paragraph-rsid="000b6e53" style:letter-kerning="false" style:font-size-asian="11pt" style:font-weight-asian="normal"/>
    </style:style>
    <style:style style:name="T1" style:family="text">
      <style:text-properties fo:color="#000000" style:text-outline="false" style:font-name="HelveticaNeue" fo:font-size="11pt" fo:letter-spacing="normal" style:text-underline-style="none" fo:font-weight="normal" style:letter-kerning="false" style:font-size-asian="11pt" style:font-weight-asian="normal"/>
    </style:style>
    <style:style style:name="T2" style:family="text">
      <style:text-properties fo:color="#000000" style:text-outline="false" style:font-name="HelveticaNeue" fo:font-size="11pt" fo:letter-spacing="normal" style:text-underline-style="none" fo:font-weight="normal" officeooo:rsid="000462ed" style:letter-kerning="false" style:font-size-asian="11pt" style:font-weight-asian="normal"/>
    </style:style>
    <style:style style:name="T3" style:family="text">
      <style:text-properties officeooo:rsid="0008a606"/>
    </style:style>
    <style:style style:name="T4" style:family="text">
      <style:text-properties style:font-weight-complex="normal"/>
    </style:style>
    <style:style style:name="T5" style:family="text">
      <style:text-properties officeooo:rsid="00a8b56a" style:font-weight-complex="normal"/>
    </style:style>
    <style:style style:name="T6" style:family="text">
      <style:text-properties officeooo:rsid="0008a606" style:font-weight-complex="normal"/>
    </style:style>
    <style:style style:name="T7" style:family="text">
      <style:text-properties officeooo:rsid="000a785b" style:font-weight-complex="normal"/>
    </style:style>
    <style:style style:name="T8" style:family="text">
      <style:text-properties officeooo:rsid="000ba911" style:font-weight-complex="normal"/>
    </style:style>
    <style:style style:name="T9" style:family="text">
      <style:text-properties officeooo:rsid="000a785b"/>
    </style:style>
    <style:style style:name="T10" style:family="text">
      <style:text-properties officeooo:rsid="000b6e53"/>
    </style:style>
    <style:style style:name="T11" style:family="text">
      <style:text-properties officeooo:rsid="000ba911"/>
    </style:style>
    <style:style style:name="T12" style:family="text">
      <style:text-properties officeooo:rsid="000bcade"/>
    </style:style>
    <style:style style:name="T13" style:family="text">
      <style:text-properties officeooo:rsid="000cc9e5"/>
    </style:style>
    <style:style style:name="T14" style:family="text">
      <style:text-properties officeooo:rsid="000f27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quirement for WMT Data Visualisation Project.</text:p>
      <text:p text:style-name="P2"/>
      <text:p text:style-name="P9">General</text:p>
      <text:p text:style-name="P8"/>
      <text:p text:style-name="P3"><text:span text:style-name="T3">The overall Requirement is to create </text:span>an application that will be delivered to users via a Web interface to display information relating to the WMT River System. <text:s/><text:span text:style-name="T3">Full details of the Requirements for this Web interface may be found in the Related Document </text:span><text:span text:style-name="T5">WMT River System </text:span><text:span text:style-name="T6">GUI </text:span><text:span text:style-name="T5">Requirements, </text:span><text:span text:style-name="T6">of which </text:span><text:span text:style-name="T8">these Requirements</text:span><text:span text:style-name="T6"> should be considered a supplement. <text:s/>Particular attention should be paid to the Software Environment defined within that document.</text:span></text:p>
      <text:p text:style-name="P5"/>
      <text:p text:style-name="P4"><text:span text:style-name="T6">T</text:span><text:span text:style-name="T4">his Project cannot therefore be considered to be stand-alone, but providing the developer pays due to cognisance to the overall Requirements, then the tools defined below may be developed in isolation </text:span><text:span text:style-name="T7">from that work and demonstrated with the aid of a stand-alone web package </text:span><text:span text:style-name="T8">on a Raspberry Pi or any other Linux computer</text:span><text:span text:style-name="T4">.</text:span></text:p>
      <text:p text:style-name="P2"/>
      <text:p text:style-name="P7">Targets</text:p>
      <text:p text:style-name="P7"/>
      <text:list xml:id="list2794839965" text:style-name="WWNum1">
        <text:list-item>
          <text:p text:style-name="P16">Import data <text:span text:style-name="T10">from the files generated by the system. </text:span><text:s/><text:span text:style-name="T10">D</text:span>ata is in the form of .csv (Comma-Separated Values). The data is associated with various water level sensors within the river system; there are currently 3 sensors <text:span text:style-name="T12">(see notes on sensor types below)</text:span> but that number will increase so the application must be able to accommodate this increase. Each sensor has its own associated data file within which a datapoint is stored when the sensor changes state, each datapoint has an associated time stamp.</text:p>
        </text:list-item>
        <text:list-item>
          <text:p text:style-name="P17">Merge and align data against the time stamps. <text:s/><text:span text:style-name="T9">To aid this, the data will eventually include a unique number allocated at each ‘System Tick’, eg each time a measurement cycle is commenced.</text:span></text:p>
        </text:list-item>
        <text:list-item>
          <text:p text:style-name="P16">Produce charts to show datapoints plus <text:span text:style-name="T13">their </text:span>mean and standard deviation values for:</text:p>
        </text:list-item>
        <text:list-item>
          <text:p text:style-name="P14">Total stored water in system (Sump plus Butts) vs Time Period (allow<text:span text:style-name="T13">ing</text:span> user to select time period)</text:p>
        </text:list-item>
        <text:list-item>
          <text:p text:style-name="P14">Flow rate Sump to Butts vs Sump Volume</text:p>
        </text:list-item>
        <text:list-item>
          <text:p text:style-name="P14">Flow rate Butts to Sump vs Butts Volume</text:p>
        </text:list-item>
        <text:list-item>
          <text:p text:style-name="P14">Rate of water loss vs time for:</text:p>
          <text:list>
            <text:list-item>
              <text:p text:style-name="P15">Sump / River</text:p>
            </text:list-item>
            <text:list-item>
              <text:p text:style-name="P15">Butts</text:p>
            </text:list-item>
            <text:list-item>
              <text:p text:style-name="P15">Entire system</text:p>
            </text:list-item>
          </text:list>
        </text:list-item>
      </text:list>
      <text:p text:style-name="P2"/>
      <text:p text:style-name="P7">Stretch Targets</text:p>
      <text:p text:style-name="P7"/>
      <text:list xml:id="list3322809023" text:style-name="WWNum2">
        <text:list-item>
          <text:p text:style-name="P20"><text:span text:style-name="T1">Highlight datapoint</text:span><text:span text:style-name="T2">s</text:span><text:span text:style-name="T1"> that lie outside calculated standard deviation values on chart.</text:span></text:p>
        </text:list-item>
        <text:list-item>
          <text:p text:style-name="P18">Identify and <text:span text:style-name="T11">c</text:span>hart long term trends.</text:p>
        </text:list-item>
        <text:list-item>
          <text:p text:style-name="P19">Devise a means to extract the data from a database.</text:p>
        </text:list-item>
        <text:list-item>
          <text:p text:style-name="P19">Devise a means to write the data into a suitable database.</text:p>
        </text:list-item>
      </text:list>
      <text:p text:style-name="P10"/>
      <text:p text:style-name="P9">Additional Information</text:p>
      <text:p text:style-name="P9"/>
      <text:list xml:id="list181244918775014" text:continue-numbering="true" text:style-name="WWNum2">
        <text:list-header>
          <text:p text:style-name="P21">At the time of writing, all measurement data is stored on the SD Cards of individual Raspberry Pis installed at WMT, with the Master Pi holding a full record obtained from the Remote Pis. <text:s/>It is intended that this strategy will evolve into a system whereby the data held on the individual Pis will be written to a database (possibly MySQL, MariaDB or Post<text:span text:style-name="T11">g</text:span>reSQL<text:span text:style-name="T11">). <text:s/>The database will be held on a fileserver on the same network as the </text:span><text:soft-page-break/><text:span text:style-name="T11">Pis. <text:s/>The developer of this Project may get involved in this aspect of the work if desired through the final two stretch targets, but this will involve more team working.</text:span></text:p>
        </text:list-header>
      </text:list>
      <text:p text:style-name="P11"/>
      <text:p text:style-name="P13">Sensor Types</text:p>
      <text:p text:style-name="P12"/>
      <text:p text:style-name="P12">Two sensor types are current<text:span text:style-name="T14">l</text:span>y used: one measures water level in increments of 100mm (but will soon to be replace by a sensor that will measure in 25mm steps); the other sensor type is a float switch with indicates when a water level has reached maximum.</text:p>
      <text:p text:style-name="P12"/>
      <text:p text:style-name="P12">In addition to prov<text:span text:style-name="T14">i</text:span>ding measurement information, as stored in the .csv files, the data from the sensors is used, in real-time, to control the operation of pumps and valves <text:span text:style-name="T13">in order to manage the water levels in the river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Helvetica Neue" svg:font-family="'Helvetica Neue'" style:font-pitch="variable"/>
    <style:font-face style:name="HelveticaNeue" svg:font-family="HelveticaNeue" style:font-family-generic="roman" style:font-pitch="variable"/>
    <style:font-face style:name="HelveticaNeue-Bold" svg:font-family="HelveticaNeue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Helvetica Neue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itle/><text:file-name text:display="name-and-extension">Visualistion requirement v03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1:02:41.926201675</meta:creation-date>
    <dc:date>2019-01-22T18:12:43.369829155</dc:date>
    <meta:editing-duration>PT28M10S</meta:editing-duration>
    <meta:editing-cycles>6</meta:editing-cycles>
    <meta:generator>LibreOffice/6.1.4.2$Linux_X86_64 LibreOffice_project/10$Build-2</meta:generator>
    <dc:creator>Terry Coles</dc:creator>
    <meta:document-statistic meta:table-count="0" meta:image-count="0" meta:object-count="0" meta:page-count="2" meta:paragraph-count="26" meta:word-count="561" meta:character-count="3250" meta:non-whitespace-character-count="2723"/>
  </office:meta>
</office:document-meta>
</file>